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76ece" officeooo:paragraph-rsid="001a53df"/>
    </style:style>
    <style:style style:name="P2" style:family="paragraph" style:parent-style-name="Standard">
      <style:paragraph-properties fo:text-align="justify" style:justify-single-word="false"/>
      <style:text-properties officeooo:rsid="00166a02" officeooo:paragraph-rsid="00166a02"/>
    </style:style>
    <style:style style:name="P3" style:family="paragraph" style:parent-style-name="Standard">
      <style:paragraph-properties fo:text-align="justify" style:justify-single-word="false"/>
      <style:text-properties officeooo:rsid="001ea595" officeooo:paragraph-rsid="0022deda"/>
    </style:style>
    <style:style style:name="P4" style:family="paragraph" style:parent-style-name="Standard">
      <style:paragraph-properties fo:text-align="justify" style:justify-single-word="false"/>
      <style:text-properties officeooo:rsid="0028723a" officeooo:paragraph-rsid="002c03f3"/>
    </style:style>
    <style:style style:name="T1" style:family="text">
      <style:text-properties officeooo:rsid="001895b7"/>
    </style:style>
    <style:style style:name="T2" style:family="text">
      <style:text-properties officeooo:rsid="00191745"/>
    </style:style>
    <style:style style:name="T3" style:family="text">
      <style:text-properties officeooo:rsid="001a53df"/>
    </style:style>
    <style:style style:name="T4" style:family="text">
      <style:text-properties officeooo:rsid="001c6143"/>
    </style:style>
    <style:style style:name="T5" style:family="text">
      <style:text-properties officeooo:rsid="00226747"/>
    </style:style>
    <style:style style:name="T6" style:family="text">
      <style:text-properties fo:color="#ff0000"/>
    </style:style>
    <style:style style:name="T7" style:family="text">
      <style:text-properties officeooo:rsid="002a6f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Objetivo Principal:</text:p>
      <text:p text:style-name="P2"><text:span text:style-name="T4">1.-</text:span>Fomentar la protección de información mediante el uso de herramientas OpenSource, para lograr crear conciencia contra el espionaje <text:span text:style-name="T2">de la actual era digital</text:span>.</text:p>
      <text:p text:style-name="P2"/>
      <text:p text:style-name="P1"><text:span text:style-name="T4">2.-</text:span>Investigar <text:span text:style-name="T1">técnicas que permitan reducir la exposición inapropiada de información en la Internet mediante <text:s/>el uso de métodos</text:span> y herramientas <text:span text:style-name="T3">que brinda el Software Libre, para así lograr administrar la información de forma confiable en la Web como Navegadores, Redes Sociales, Sistemas Operativos, Entorno de Desarrollo de Aplicaciones avalados por la Comunidad de Software Libre.</text:span></text:p>
      <text:p text:style-name="P1"/>
      <text:p text:style-name="P3">3.-Impulsar en los estudiantes de <text:span text:style-name="T6">FICA</text:span>-CISIC <text:span text:style-name="T5">la adopción de cultura de protección de información a través del uso e implementación de métodos y herramientas que provee el Software Libre, que permite la gestión de información de forma fiable.(Estoy confundido sobre el alcance)</text:span></text:p>
      <text:p text:style-name="P3"/>
      <text:p text:style-name="P4">4.-<text:span text:style-name="T7">Promover en los estudiantes de CISIC la cultura de invertir tiempo en actividades formativas <text:s/>extracurriculares que involucren el uso de recursos de Software Libre para así lograr generar ideas <text:s/>de proyectos OpenSource los cuales permitan la participación en comunidades OpenSource como GitHub.</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09:00:45.613000000</meta:creation-date>
    <dc:date>2017-03-25T16:48:51.888000000</dc:date>
    <meta:editing-duration>PT1H36M26S</meta:editing-duration>
    <meta:editing-cycles>22</meta:editing-cycles>
    <meta:generator>LibreOffice/5.3.0.3$Windows_X86_64 LibreOffice_project/7074905676c47b82bbcfbea1aeefc84afe1c50e1</meta:generator>
    <meta:document-statistic meta:table-count="0" meta:image-count="0" meta:object-count="0" meta:page-count="1" meta:paragraph-count="5" meta:word-count="164" meta:character-count="1133" meta:non-whitespace-character-count="971"/>
  </office:meta>
</office:document-meta>
</file>